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7cm" svg:height="9.005cm" svg:x="15.942cm" svg:y="1.487cm">
            <draw:object draw:notify-on-update-of-ranges="Hoja1.A1:Hoja1.A9 Hoja1.F1:Hoja1.F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ce1"/>
        <table:table-column table:style-name="co1" table:default-cell-style-name="ce2"/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.10417" calcext:value-type="float">
            <text:p>8,10417</text:p>
          </table:table-cell>
          <table:table-cell office:value-type="float" office:value="8.00427" calcext:value-type="float">
            <text:p>8,00427</text:p>
          </table:table-cell>
          <table:table-cell office:value-type="float" office:value="7.96028" calcext:value-type="float">
            <text:p>7,96028</text:p>
          </table:table-cell>
          <table:table-cell office:value-type="float" office:value="8.24031" calcext:value-type="float">
            <text:p>8,24031</text:p>
          </table:table-cell>
          <table:table-cell table:formula="of:=([.B1]+[.C1]+[.D1]+[.E1])/4" office:value-type="float" office:value="8.0772575" calcext:value-type="float">
            <text:p>8,0772575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18.0003" calcext:value-type="float">
            <text:p>18,0003</text:p>
          </table:table-cell>
          <table:table-cell office:value-type="float" office:value="17.979" calcext:value-type="float">
            <text:p>17,979</text:p>
          </table:table-cell>
          <table:table-cell office:value-type="float" office:value="17.9823" calcext:value-type="float">
            <text:p>17,9823</text:p>
          </table:table-cell>
          <table:table-cell office:value-type="float" office:value="18.361" calcext:value-type="float">
            <text:p>18,361</text:p>
          </table:table-cell>
          <table:table-cell table:formula="of:=([.B2]+[.C2]+[.D2]+[.E2])/4" office:value-type="float" office:value="18.08065" calcext:value-type="float">
            <text:p>18,0806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2.0682" calcext:value-type="float">
            <text:p>32,0682</text:p>
          </table:table-cell>
          <table:table-cell office:value-type="float" office:value="32.0729" calcext:value-type="float">
            <text:p>32,0729</text:p>
          </table:table-cell>
          <table:table-cell office:value-type="float" office:value="32.0467" calcext:value-type="float">
            <text:p>32,0467</text:p>
          </table:table-cell>
          <table:table-cell office:value-type="float" office:value="32.7582" calcext:value-type="float">
            <text:p>32,7582</text:p>
          </table:table-cell>
          <table:table-cell table:formula="of:=([.B3]+[.C3]+[.D3]+[.E3])/4" office:value-type="float" office:value="32.2365" calcext:value-type="float">
            <text:p>32,2365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50.0147" calcext:value-type="float">
            <text:p>50,0147</text:p>
          </table:table-cell>
          <table:table-cell office:value-type="float" office:value="51.0481" calcext:value-type="float">
            <text:p>51,0481</text:p>
          </table:table-cell>
          <table:table-cell office:value-type="float" office:value="49.8242" calcext:value-type="float">
            <text:p>49,8242</text:p>
          </table:table-cell>
          <table:table-cell office:value-type="float" office:value="51.2984" calcext:value-type="float">
            <text:p>51,2984</text:p>
          </table:table-cell>
          <table:table-cell table:formula="of:=([.B4]+[.C4]+[.D4]+[.E4])/4" office:value-type="float" office:value="50.54635" calcext:value-type="float">
            <text:p>50,5463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72.7678" calcext:value-type="float">
            <text:p>72,7678</text:p>
          </table:table-cell>
          <table:table-cell office:value-type="float" office:value="71.8765" calcext:value-type="float">
            <text:p>71,8765</text:p>
          </table:table-cell>
          <table:table-cell office:value-type="float" office:value="72.782" calcext:value-type="float">
            <text:p>72,782</text:p>
          </table:table-cell>
          <table:table-cell office:value-type="float" office:value="72.1685" calcext:value-type="float">
            <text:p>72,1685</text:p>
          </table:table-cell>
          <table:table-cell table:formula="of:=([.B5]+[.C5]+[.D5]+[.E5])/4" office:value-type="float" office:value="72.3987" calcext:value-type="float">
            <text:p>72,3987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98.3505" calcext:value-type="float">
            <text:p>98,3505</text:p>
          </table:table-cell>
          <table:table-cell office:value-type="float" office:value="98.4765" calcext:value-type="float">
            <text:p>98,4765</text:p>
          </table:table-cell>
          <table:table-cell office:value-type="float" office:value="100.399" calcext:value-type="float">
            <text:p>100,399</text:p>
          </table:table-cell>
          <table:table-cell office:value-type="float" office:value="98.772" calcext:value-type="float">
            <text:p>98,772</text:p>
          </table:table-cell>
          <table:table-cell table:formula="of:=([.B6]+[.C6]+[.D6]+[.E6])/4" office:value-type="float" office:value="98.9995" calcext:value-type="float">
            <text:p>98,9995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28.122" calcext:value-type="float">
            <text:p>128,122</text:p>
          </table:table-cell>
          <table:table-cell office:value-type="float" office:value="129.392" calcext:value-type="float">
            <text:p>129,392</text:p>
          </table:table-cell>
          <table:table-cell office:value-type="float" office:value="128.846" calcext:value-type="float">
            <text:p>128,846</text:p>
          </table:table-cell>
          <table:table-cell office:value-type="float" office:value="129.867" calcext:value-type="float">
            <text:p>129,867</text:p>
          </table:table-cell>
          <table:table-cell table:formula="of:=([.B7]+[.C7]+[.D7]+[.E7])/4" office:value-type="float" office:value="129.05675" calcext:value-type="float">
            <text:p>129,05675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162.256" calcext:value-type="float">
            <text:p>162,256</text:p>
          </table:table-cell>
          <table:table-cell office:value-type="float" office:value="164.013" calcext:value-type="float">
            <text:p>164,013</text:p>
          </table:table-cell>
          <table:table-cell office:value-type="float" office:value="162.025" calcext:value-type="float">
            <text:p>162,025</text:p>
          </table:table-cell>
          <table:table-cell office:value-type="float" office:value="162.527" calcext:value-type="float">
            <text:p>162,527</text:p>
          </table:table-cell>
          <table:table-cell table:formula="of:=([.B8]+[.C8]+[.D8]+[.E8])/4" office:value-type="float" office:value="162.70525" calcext:value-type="float">
            <text:p>162,70525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03.033" calcext:value-type="float">
            <text:p>203,033</text:p>
          </table:table-cell>
          <table:table-cell office:value-type="float" office:value="202.299" calcext:value-type="float">
            <text:p>202,299</text:p>
          </table:table-cell>
          <table:table-cell office:value-type="float" office:value="200.802" calcext:value-type="float">
            <text:p>200,802</text:p>
          </table:table-cell>
          <table:table-cell office:value-type="float" office:value="200.506" calcext:value-type="float">
            <text:p>200,506</text:p>
          </table:table-cell>
          <table:table-cell table:formula="of:=([.B9]+[.C9]+[.D9]+[.E9])/4" office:value-type="float" office:value="201.66" calcext:value-type="float">
            <text:p>201,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5T09:57:38.633073968</meta:creation-date>
    <dc:date>2021-03-05T10:09:48.950147934</dc:date>
    <meta:editing-duration>PT12M10S</meta:editing-duration>
    <meta:editing-cycles>2</meta:editing-cycles>
    <meta:generator>LibreOffice/6.4.6.2$Linux_X86_64 LibreOffice_project/40$Build-2</meta:generator>
    <meta:document-statistic meta:table-count="1" meta:cell-count="5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1.32cm" svg:y="3.955cm" style:legend-expansion="high" chart:style-name="ch2"/>
        <chart:plot-area chart:style-name="ch3" table:cell-range-address="Hoja1.A1:Hoja1.A9 Hoja1.F1:Hoja1.F9" svg:x="0.319cm" svg:y="0.18cm" svg:width="10.682cm" svg:height="8.646cm">
          <chartooo:coordinate-region svg:x="1.126cm" svg:y="0.379cm" svg:width="9.318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F1:Hoja1.F9" chart:class="chart:scatter">
            <chart:domain table:cell-range-address="Hoja1.A1:Hoja1.A9"/>
            <chart:regression-curve chart:style-name="ch7">
              <chart:equation chart:display-equation="true" chart:display-r-square="true" svg:x="1.689cm" svg:y="0.673cm"/>
            </chart:regression-curve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Hoja1.A1:Hoja1.A9</svg:desc>
                </draw:g>
              </table:table-cell>
              <table:table-cell office:value-type="float" office:value="8.0772575">
                <text:p>8.0772575</text:p>
                <draw:g>
                  <svg:desc>Hoja1.F1:Hoja1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00">
                <text:p>150000</text:p>
              </table:table-cell>
              <table:table-cell office:value-type="float" office:value="18.08065">
                <text:p>18.08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32.2365">
                <text:p>32.2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0">
                <text:p>250000</text:p>
              </table:table-cell>
              <table:table-cell office:value-type="float" office:value="50.54635">
                <text:p>50.546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0">
                <text:p>300000</text:p>
              </table:table-cell>
              <table:table-cell office:value-type="float" office:value="72.3987">
                <text:p>72.39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000">
                <text:p>350000</text:p>
              </table:table-cell>
              <table:table-cell office:value-type="float" office:value="98.9995">
                <text:p>98.99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">
                <text:p>400000</text:p>
              </table:table-cell>
              <table:table-cell office:value-type="float" office:value="129.05675">
                <text:p>129.05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000">
                <text:p>450000</text:p>
              </table:table-cell>
              <table:table-cell office:value-type="float" office:value="162.70525">
                <text:p>162.70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0">
                <text:p>500000</text:p>
              </table:table-cell>
              <table:table-cell office:value-type="float" office:value="201.66">
                <text:p>201.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